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c001e" draw:fill="solid" draw:fill-color="#2c001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7.499cm" svg:height="1.991cm" draw:transform="rotate (0.785398163397448) translate (5.362cm 14.402cm)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" draw:text-style-name="P1" draw:layer="layout" svg:width="7.584cm" svg:height="1.9cm" draw:transform="rotate (2.35619449019234) translate (14.694cm 15.80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7.5cm" svg:height="1.991cm" draw:transform="rotate (0.785398163397448) translate (5.362cm 18.5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" draw:text-style-name="P1" draw:layer="layout" svg:width="7.584cm" svg:height="1.9cm" draw:transform="rotate (2.35619449019234) translate (14.694cm 19.908cm)">
            <text:p/>
            <draw:enhanced-geometry svg:viewBox="0 0 21600 21600" draw:mirror-vertical="tru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2:54:33.281798494</meta:creation-date>
    <dc:date>2016-11-12T02:16:13.256900570</dc:date>
    <meta:editing-duration>PT1M52S</meta:editing-duration>
    <meta:editing-cycles>5</meta:editing-cycles>
    <meta:generator>LibreOffice/4.2.8.2$Linux_x86 LibreOffice_project/420m0$Build-2</meta:generator>
    <meta:document-statistic meta:object-count="6"/>
  </office:meta>
</office:document-meta>
</file>